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10b22" officeooo:paragraph-rsid="00010b22" style:font-size-asian="24pt" style:font-weight-asian="bold" style:font-size-complex="24pt" style:font-weight-complex="bold"/>
    </style:style>
    <style:style style:name="P2" style:family="paragraph" style:parent-style-name="Standard">
      <style:text-properties fo:font-weight="bold" officeooo:rsid="00010b22" officeooo:paragraph-rsid="00010b22" style:font-weight-asian="bold" style:font-weight-complex="bold"/>
    </style:style>
    <style:style style:name="P3" style:family="paragraph" style:parent-style-name="Standard">
      <style:text-properties fo:font-size="18pt" fo:font-weight="normal" officeooo:rsid="00010b22" officeooo:paragraph-rsid="00010b22" style:font-size-asian="15.75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Support Officer</text:p>
      <text:p text:style-name="P1"/>
      <text:p text:style-name="P3">1. Technical Support Fundamentals</text:p>
      <text:p text:style-name="P3">2. The Bits and Bytes of Computer</text:p>
      <text:p text:style-name="P3">3. Operating System and you become Power user</text:p>
      <text:p text:style-name="P3">4. System administrator and IT infrastructure Services</text:p>
      <text:p text:style-name="P3">5. IT Security Defense and the Digital dark art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21:45:55.509000000</meta:creation-date>
    <dc:date>2023-11-25T21:55:23.845000000</dc:date>
    <meta:editing-duration>PT9M29S</meta:editing-duration>
    <meta:editing-cycles>1</meta:editing-cycles>
    <meta:document-statistic meta:table-count="0" meta:image-count="0" meta:object-count="0" meta:page-count="1" meta:paragraph-count="6" meta:word-count="38" meta:character-count="231" meta:non-whitespace-character-count="199"/>
    <meta:generator>LibreOffice/7.5.4.2$Windows_X86_64 LibreOffice_project/36ccfdc35048b057fd9854c757a8b67ec53977b6</meta:generator>
  </office:meta>
</office:document-meta>
</file>